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 style:text-position="0% 100%"/>
    </style:style>
    <style:style style:name="T6" style:family="text">
      <style:text-properties style:text-line-through-style="none" style:text-position="0% 100%" style:text-underline-style="solid" style:text-underline-width="auto" style:text-underline-color="font-color"/>
    </style:style>
    <style:style style:name="T7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zra, King Artaxerxes, Zerubabel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4<text:span text:style-name="T1">th</text:span><text:span text:style-name="T2"> Historical lecture./</text:span></text:p>
      <text:p text:style-name="P6"/>
      <text:p text:style-name="P7">[Page 1]</text:p>
      <text:p text:style-name="P3"><text:span text:style-name="T2">Brethren. <text:s/>History relates that Ecbatana was the/ summer residence of the Kings of Persia--the winter/ season they spent at Susa. <text:s/>In the latter city,/ our coreligionists could be found in large numbers, during /the reign of Artaxerxes Longimanus, but one of them was/ known to enjoy at the court exceeding influence. <text:s/>Just at this/ time of the year, in the month of Kislev, that per-/-sonage greeted a brother, who, with several other Judeans,/ had </text:span><text:span text:style-name="T3">come</text:span><text:span text:style-name="T5"> arrived from the Holy Land. <text:s/>The anxious ques-/-tion first </text:span><text:span text:style-name="T3">asked</text:span><text:span text:style-name="T5"> put was concerning the welfare of the/ Palestinian colony and about Jerusalem. <text:s/>The/ answer occasioned much pain. <text:s/>It told that the/ efforts of Zerubabel and Joshua the high priest; the ener-/-getic endeavours of Ezra the scribe were being defeated/ by hostile neighbors. <text:s/>The capital had no walls/ of defence; her gates had been razed to the ground; disheartened were the faithful </text:span><text:span text:style-name="T3">few</text:span><text:span text:style-name="T5"> among the people. <text:s/>At/ so sad an announcement the man who had </text:span><text:span text:style-name="T3">put</text:span><text:span text:style-name="T5"> made the/ inquiry wept as he </text:span><text:span text:style-name="T3">p</text:span><text:span text:style-name="T5"> uttered a prayer./</text:span></text:p>
      <text:p text:style-name="P3"><text:span text:style-name="T5">Three months passed by. <text:s/>Spring had come on. <text:s/>At the </text:span><text:span text:style-name="T3">daily</text:span><text:span text:style-name="T5"> hour/ of the repast, on a certain day of Nissan, the royal cup-bearer/</text:span></text:p>
      <text:p text:style-name="P8"/>
      <text:p text:style-name="P8">[Page 2]</text:p>
      <text:p text:style-name="P3"><text:span text:style-name="T5">brought in generous wine. <text:s/>He presented the goblet/ to his </text:span><text:span text:style-name="T3">royal</text:span><text:span text:style-name="T5"> sovereign master, but with looks which betrayed/ some internal struggle. <text:s/>Artaxersces noticed it,/ and asked for the cause of that depression of </text:span><text:soft-page-break/><text:span text:style-name="T5">spirits. <text:s/>"O King,/ mayest thou live forever" said the cup-bearer, "how can I but/ feel dejected, when the city in which my ancestors/ lie buried is destroyed and at the mercy of </text:span><text:span text:style-name="T3">heathens</text:span><text:span text:style-name="T5"> inimical tribes?/ <text:s/>Let me go and build my fathers' home again."/</text:span></text:p>
      <text:p text:style-name="P3"><text:span text:style-name="T5">Nehemiah's petition was granted by the king and/ queen, on condition that he would not remain/ away altogether. <text:s/>By what industry,/ and at what personal sacrifices he overcame the open op-/-position and the subtle wiles of heathen foes is re-/-counted in the book which bears his name. <text:s/>But/ Nehemiah has been taken to task by modern critics./ <text:s/></text:span><text:span text:style-name="T3">for the</text:span><text:span text:style-name="T5"> He has been accused of egotism, because </text:span><text:span text:style-name="T3">of</text:span><text:span text:style-name="T5"> in his writings he makes repeated mention </text:span><text:span text:style-name="T3">he makes in his writings</text:span><text:span text:style-name="T5">/ of the noble deeds he performed and of his successful exertions./ <text:s/>Admit that he was not a Moses in the total/ forgetting of self, while acting righteously; yet, we/ we[sic!] all might wish that men would arise to exercise/ the powers they could beneficially weild[sic!], in a manner/ similar to that in which Nehemiah exercised his own./</text:span></text:p>
      <text:p text:style-name="P8"/>
      <text:p text:style-name="P8">[Page 3]</text:p>
      <text:p text:style-name="P3"><text:span text:style-name="T5">We might well overlook an occasional expression/ of self-confidence; such as this: </text:span><text:span text:style-name="T3">They</text:span><text:span text:style-name="T5"> "My God! remember/ me for good, because of all I have done for this people."/ <text:s/></text:span><text:span text:style-name="T3">And</text:span><text:span text:style-name="T5"> Verily he who so exclaimed, </text:span><text:span text:style-name="T3">surely</text:span><text:span text:style-name="T5"> deserved </text:span><text:span text:style-name="T3">that</text:span><text:span text:style-name="T5"> to have his/ name inscribed in the book of eternal life and em-/-balmed in the memory of posterity. <text:s/>Threats like/ Jeers, violent attacks like false charges were used in/ vain against a </text:span><text:span text:style-name="T3">man</text:span><text:span text:style-name="T5"> patriot fully determined to secure by/ his great influence the revival of Judea, and the permanence/ of its Hebrew community. <text:s/>The walls of the metro-/-polis must lift up their heads from their ruin and we/ back inimical tribes, even if to do so it cost incessant labour,/ by day and sleepless watching by night. <text:s/>The humble/ classes must be relieved from the </text:span><text:span text:style-name="T3">burden</text:span><text:span text:style-name="T5"> exactions of hard-hearted cre-/-ditors, even if the latter have to give up some of their/ possessions. <text:s/>The national laws must be respected,/ even if the earnings of one day in the week, and of/ one year in seven have to be lost. <text:s/>All of this and/ much more was put into execution by the resolute/ cup-bearer of King Artaxerxes. <text:s/>And when/</text:span></text:p>
      <text:p text:style-name="P3"><text:span text:style-name="T5"/></text:p>
      <text:p text:style-name="P3"><text:span text:style-name="T5">[Page 4]</text:span></text:p>
      <text:p text:style-name="P3"><text:span text:style-name="T5">after a wholesome administration of twelve conse-/-cutive years, the appointed governor resumed his original/ offer--which in Persia was one of high standing--he/ </text:span><text:span text:style-name="T3">immediately</text:span><text:span text:style-name="T5"> unrepiningly quitted it to go to Palestine again, and reform </text:span><text:span text:style-name="T3">fresh</text:span><text:span text:style-name="T5"> abuses/ which had broken out afresh </text:span><text:span text:style-name="T3">in Palestine</text:span><text:span text:style-name="T5">. <text:s/>The Sabbath/ ceased to be a market-day on which gentile farmers and/ merchants exposed their goods for sale in Jerusalem; the/ Temple had no longer private chambers where gentile/ relatives of unfaithful priests made their </text:span><text:span text:style-name="T6">rendezvous</text:span><text:span text:style-name="T7">;/ the support of the sacred service was not neglected,/ when Nehemiah took up </text:span><text:span text:style-name="T4">th</text:span><text:span text:style-name="T7"> again the staff of command./ <text:s/>Aye: admirable he was who so performed his commission; "God's elect," as fittingly called by the son of/ Girah. <text:s/>But in doing justice to a noble patriot, we should/ not pass by a sacerdotal notability and a Sage. <text:s/>In/ my last lecture Ezra was made considerably to occupy </text:span><text:span text:style-name="T4">considerably</text:span><text:span text:style-name="T7">/ your attention, but not proportionately to his deserts./ <text:s/>I intimated that in my opinion that great and good/ man was brought back by Nehemiah to play a still/ more important part than before in the work of reform-/-ation. <text:s/>And I base my </text:span><text:span text:style-name="T4">views</text:span><text:span text:style-name="T7"> theory upon the circum-/-stance that we see Ezra suddenly appear in the/ midst of the busy life of the illustrious governor of/ Judea, as narrated in the eig</text:span><text:span text:style-name="T4">t</text:span><text:span text:style-name="T7">hth chapter of the book of/ Nehemiah./</text:span></text:p>
      <text:p text:style-name="P3"><text:span text:style-name="T7"/></text:p>
      <text:p text:style-name="P3"><text:span text:style-name="T7">[Page 5]</text:span></text:p>
      <text:p text:style-name="P3"><text:span text:style-name="T7">Upon our new year's day, Ezra ascends a pulpit;/ unfolds the scroll of the Law in the presence of a vast/ multitude who rise to their feet, and from early in the morn-/ing until noon he reads the word of God plainly and under-/-standingly, while intelligent priests and levites in turn explain/ the text to the uninitiated--probably in the Aramaic/ language, at that time best understood. <text:s/>On the/ second day, the heads of families and officials at the Sanc-/-tuary hold a conference with Ezra. <text:s/>He shows them the/ obligation of dwelling in </text:span><text:span text:style-name="T4">tabernacles</text:span><text:span text:style-name="T7"> booths during the ensuing/ festival--a practice which may have been long neglected--and its/ performance is assumed with universal </text:span><text:span text:style-name="T4">acceptance</text:span><text:span text:style-name="T7"> strictness. <text:s/>Each/ day </text:span><text:soft-page-break/><text:span text:style-name="T7">of the Tabernacle holiday the </text:span><text:span text:style-name="T4">l</text:span><text:span text:style-name="T7"> Law is read in public,/ and the eighth day of solemn convocation is kept accord-/-ing to </text:span><text:span text:style-name="T4">the Mosaic</text:span><text:span text:style-name="T7"> rule. <text:s/>In view of these facts,/ the traditions which cluster round the name of Ezra, can-/-not be the offspring of Rabbinical </text:span><text:span text:style-name="T4">imagination</text:span><text:span text:style-name="T7"> inventions, as hyper-/critics pretend. <text:s/>That he was very learned, none/ doubts, that he was popularly sought after in matters/ relating to </text:span><text:span text:style-name="T4">the</text:span><text:span text:style-name="T7"> Mosaic prescriptions, cannot be denied,/ without blotting out a page of history. <text:s/>And who will gainsay/ the evidences that he enjoyed the confidence of the Persian/</text:span></text:p>
      <text:p text:style-name="P3"><text:span text:style-name="T7"/></text:p>
      <text:p text:style-name="P3"><text:span text:style-name="T7">[Page 6]</text:span></text:p>
      <text:p text:style-name="P3"><text:span text:style-name="T7">monarch and the full trust of his worthy colleague,/ Nehemiah? <text:s/>Why then, should any sensible person/ refuse to subscribe to what the Talmud sets forth as/ a think which our fathers never disputed? <text:s/>Ezra/ availing himself of the authority granted by Artaxerxes/ </text:span><text:span text:style-name="T4">to govern</text:span><text:span text:style-name="T7"> that the Judeans </text:span><text:span text:style-name="T4">by</text:span><text:span text:style-name="T7"> be governed according to their own laws, became the President/ of chosen men, who jointly made such provisions as/ would guard Judaism everlastingly against the remotest/ possibility of extinction. <text:s/>That august body is known/ under the name of </text:span><text:span text:style-name="T6">Keneseth Ha-Gedolah</text:span><text:span text:style-name="T7">, or "the/ great Synod." <text:s/>In </text:span><text:span text:style-name="T4">do not</text:span><text:span text:style-name="T7"> emphatically stating my/ belief in the existence of that tribunal, I do not mean/ to assert that the one hundred and twenty </text:span><text:span text:style-name="T4">persons of members</text:span><text:span text:style-name="T7"> individuals to/ </text:span><text:span text:style-name="T4">which it was composed in</text:span><text:span text:style-name="T7"> whom the Talmudists allude as having been its members,/ lived at one and the same time. <text:s/>I know that it/ cannot be so, because Simeon the just, </text:span><text:span text:style-name="T4">considered</text:span><text:span text:style-name="T7"> reckoned the/ last </text:span><text:span text:style-name="T4">member</text:span><text:span text:style-name="T7"> survivor of that </text:span><text:span text:style-name="T4">legislative</text:span><text:span text:style-name="T7"> honorable body, is supposed to/ have been a contemporary of Alexander the great--/a distance of over one hundred and fifty years, from/ the days of Ezra and Nehemiah./</text:span></text:p>
      <text:p text:style-name="P3"><text:span text:style-name="T7"/></text:p>
      <text:p text:style-name="P3"><text:span text:style-name="T7">[Page 7]</text:span></text:p>
      <text:p text:style-name="P3"><text:span text:style-name="T7">What I contend is that, during the whole of the period/ </text:span><text:span text:style-name="T4">just</text:span><text:span text:style-name="T7"> I have now mentioned, the spirit which had animated the illu-/-strious scribe still lived with a number of his successor, who met,/ as occasions demanded it, for the welfare of the na-/-tion. <text:s/>Ezra had died, but the object of his stre-/-nuous endeavours remained ever present to those who/ had </text:span><text:span text:style-name="T4">inherited</text:span><text:span text:style-name="T7"> imbibed his </text:span><text:span text:style-name="T4">wisdom</text:span><text:span text:style-name="T7"> teaching, or learnt from the </text:span><text:span text:style-name="T4">fathers</text:span><text:span text:style-name="T7"> elders/ the lessons of his wisdom. <text:s/>The title which these men/ bore was that of </text:span><text:span text:style-name="T6">Sopherim</text:span><text:span text:style-name="T7">, which must not, however,/ be confounded with the sense given at present to that/ word, namely: transcribers of the scrolls of the Law, or/ philactories[sic!]. <text:s/></text:span><text:span text:style-name="T6">Literati</text:span><text:span text:style-name="T7"> we would rather style them/ now; persons of deep learning who understood how/ to restore the Torah its sovereignty, how to broaden and/ heighten and intensify its powers; or to say it with the/ Rabbis, how to make Israelites conquer the </text:span><text:span text:style-name="T6">Yezer Harang</text:span><text:span text:style-name="T7">/ or temptation. <text:s/>To describe what the great Synod/ accomplished for the preservation of our faith, </text:span><text:span text:style-name="T4">and</text:span><text:span text:style-name="T7">/ the perpetuity of our people and the sanctification/ of Israel's God, will form the task I shall/ impose upon myself in </text:span><text:span text:style-name="T4">my</text:span><text:span text:style-name="T7"> another lecture./</text:span></text:p>
      <text:p text:style-name="P3"><text:span text:style-name="T7"/></text:p>
      <text:p text:style-name="P3"><text:span text:style-name="T7"/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5:42:19.57</meta:creation-date>
    <dc:date>2012-12-03T12:12:24.81</dc:date>
    <meta:editing-duration>PT2H14M40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78" meta:word-count="1608" meta:character-count="9892"/>
  </office:meta>
</office:document-meta>
</file>